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Joseph Tierney</text:p>
      <text:p text:style-name="Standard"><text:tab/><text:tab/><text:tab/><text:tab/><text:tab/><text:tab/><text:tab/><text:tab/><text:tab/><text:tab/>45 Shangan Crescent</text:p>
      <text:p text:style-name="Standard"><text:tab/><text:tab/><text:tab/><text:tab/><text:tab/><text:tab/><text:tab/><text:tab/><text:tab/><text:tab/>Ballymun, Dublin 9</text:p>
      <text:p text:style-name="Standard"/>
      <text:p text:style-name="Standard">Oct 20, 2014</text:p>
      <text:p text:style-name="Standard"/>
      <text:p text:style-name="Standard">Harvey Norman</text:p>
      <text:p text:style-name="Standard">Units 5-7</text:p>
      <text:p text:style-name="Standard">Airside Retail Park</text:p>
      <text:p text:style-name="Standard">Swords Road</text:p>
      <text:p text:style-name="Standard">Swords, Dublin</text:p>
      <text:p text:style-name="Standard"/>
      <text:p text:style-name="Standard">Dear Sir/Madam</text:p>
      <text:p text:style-name="Standard"/>
      <text:p text:style-name="Standard">I wish to apply for work experience with your company from 16/02/2015 to 27/02/2015.</text:p>
      <text:p text:style-name="Standard"/>
      <text:p text:style-name="Standard">I am currently attending the first year of a two year course in Computer Science in Coláiste Dhúlaigh. On the course I study ______. It is compulsory to complete a 2-week work placement to obtain a full award.</text:p>
      <text:p text:style-name="Standard"/>
      <text:p text:style-name="Standard">I have chosen your company because I am interested in _____. I am hardworking and enthusiastic and a competent computer user/friendly and outgoing person.</text:p>
      <text:p text:style-name="Standard"/>
      <text:p text:style-name="Standard">While on placement, my college will cover me for insurance.</text:p>
      <text:p text:style-name="Standard"/>
      <text:p text:style-name="Standard">I would be very grateful if you could offer me some work experience in the area of techincal support and computer related tasks.</text:p>
      <text:p text:style-name="Standard"/>
      <text:p text:style-name="Standard">Please find enclosed my CV.</text:p>
      <text:p text:style-name="Standard"/>
      <text:p text:style-name="Standard">I look forward to your reply.</text:p>
      <text:p text:style-name="Standard"/>
      <text:p text:style-name="Standard">Yours faithfully,</text:p>
      <text:p text:style-name="Standard"/>
      <text:p text:style-name="Standard"/>
      <text:p text:style-name="Standard"/>
      <text:p text:style-name="Standard">Joseph Tiern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y Tierney</meta:initial-creator>
    <meta:creation-date>2014-10-20T13:03:50.14</meta:creation-date>
    <dc:date>2014-10-20T13:32:48.72</dc:date>
    <dc:creator>Joey Tierney</dc:creator>
    <meta:editing-duration>PT12M5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9" meta:word-count="148" meta:character-count="894"/>
  </office:meta>
</office:document-meta>
</file>